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2:Sheet1.I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inor_patch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formula="of:=DATE(LEFT([.C3];4);MID([.C3];6;2);MID([.C3];9;2))" office:value-type="date" office:date-value="2016-07-03" calcext:value-type="date">
            <text:p>07/03/16</text:p>
          </table:table-cell>
          <table:table-cell table:formula="of:=[.G3]+[.H3]/10" office:value-type="float" office:value="18.7" calcext:value-type="float">
            <text:p>18.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formula="of:=DATE(LEFT([.C4];4);MID([.C4];6;2);MID([.C4];9;2))" office:value-type="date" office:date-value="2016-06-28" calcext:value-type="date">
            <text:p>06/28/16</text:p>
          </table:table-cell>
          <table:table-cell table:formula="of:=[.G4]+[.H4]/10" office:value-type="float" office:value="18.6" calcext:value-type="float">
            <text:p>18.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formula="of:=DATE(LEFT([.C5];4);MID([.C5];6;2);MID([.C5];9;2))" office:value-type="date" office:date-value="2016-06-22" calcext:value-type="date">
            <text:p>06/22/16</text:p>
          </table:table-cell>
          <table:table-cell table:formula="of:=[.G5]+[.H5]/10" office:value-type="float" office:value="18.4" calcext:value-type="float">
            <text:p>18.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formula="of:=DATE(LEFT([.C6];4);MID([.C6];6;2);MID([.C6];9;2))" office:value-type="date" office:date-value="2016-06-17" calcext:value-type="date">
            <text:p>06/17/16</text:p>
          </table:table-cell>
          <table:table-cell table:formula="of:=[.G6]+[.H6]/10"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formula="of:=DATE(LEFT([.C7];4);MID([.C7];6;2);MID([.C7];9;2))" office:value-type="date" office:date-value="2016-06-14" calcext:value-type="date">
            <text:p>06/14/16</text:p>
          </table:table-cell>
          <table:table-cell table:formula="of:=[.G7]+[.H7]/10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formula="of:=DATE(LEFT([.C8];4);MID([.C8];6;2);MID([.C8];9;2))" office:value-type="date" office:date-value="2016-05-26" calcext:value-type="date">
            <text:p>05/26/16</text:p>
          </table:table-cell>
          <table:table-cell table:formula="of:=[.G8]+[.H8]/10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formula="of:=DATE(LEFT([.C9];4);MID([.C9];6;2);MID([.C9];9;2))" office:value-type="date" office:date-value="2016-05-20" calcext:value-type="date">
            <text:p>05/20/16</text:p>
          </table:table-cell>
          <table:table-cell table:formula="of:=[.G9]+[.H9]/10" office:value-type="float" office:value="17.3" calcext:value-type="float">
            <text:p>17.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formula="of:=DATE(LEFT([.C10];4);MID([.C10];6;2);MID([.C10];9;2))" office:value-type="date" office:date-value="2016-05-19" calcext:value-type="date">
            <text:p>05/19/16</text:p>
          </table:table-cell>
          <table:table-cell table:formula="of:=[.G10]+[.H10]/10" office:value-type="float" office:value="17.2" calcext:value-type="float">
            <text:p>17.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formula="of:=DATE(LEFT([.C11];4);MID([.C11];6;2);MID([.C11];9;2))" office:value-type="date" office:date-value="2016-05-19" calcext:value-type="date">
            <text:p>05/19/16</text:p>
          </table:table-cell>
          <table:table-cell table:formula="of:=[.G11]+[.H11]/10" office:value-type="float" office:value="17.1" calcext:value-type="float">
            <text:p>17.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formula="of:=DATE(LEFT([.C12];4);MID([.C12];6;2);MID([.C12];9;2))" office:value-type="date" office:date-value="2016-05-17" calcext:value-type="date">
            <text:p>05/17/16</text:p>
          </table:table-cell>
          <table:table-cell table:formula="of:=[.G12]+[.H12]/1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formula="of:=DATE(LEFT([.C13];4);MID([.C13];6;2);MID([.C13];9;2))" office:value-type="date" office:date-value="2016-05-05" calcext:value-type="date">
            <text:p>05/05/16</text:p>
          </table:table-cell>
          <table:table-cell table:formula="of:=[.G13]+[.H13]/1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formula="of:=DATE(LEFT([.C14];4);MID([.C14];6;2);MID([.C14];9;2))" office:value-type="date" office:date-value="2016-04-02" calcext:value-type="date">
            <text:p>04/02/16</text:p>
          </table:table-cell>
          <table:table-cell table:formula="of:=[.G14]+[.H14]/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formula="of:=DATE(LEFT([.C15];4);MID([.C15];6;2);MID([.C15];9;2))" office:value-type="date" office:date-value="2016-03-23" calcext:value-type="date">
            <text:p>03/23/16</text:p>
          </table:table-cell>
          <table:table-cell table:formula="of:=[.G15]+[.H15]/10"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formula="of:=DATE(LEFT([.C16];4);MID([.C16];6;2);MID([.C16];9;2))" office:value-type="date" office:date-value="2016-03-22" calcext:value-type="date">
            <text:p>03/22/16</text:p>
          </table:table-cell>
          <table:table-cell table:formula="of:=[.G16]+[.H16]/10" office:value-type="float" office:value="14.1" calcext:value-type="float">
            <text:p>14.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formula="of:=DATE(LEFT([.C17];4);MID([.C17];6;2);MID([.C17];9;2))" office:value-type="date" office:date-value="2016-03-22" calcext:value-type="date">
            <text:p>03/22/16</text:p>
          </table:table-cell>
          <table:table-cell table:formula="of:=[.G17]+[.H17]/10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formula="of:=DATE(LEFT([.C18];4);MID([.C18];6;2);MID([.C18];9;2))" office:value-type="date" office:date-value="2016-03-07" calcext:value-type="date">
            <text:p>03/07/16</text:p>
          </table:table-cell>
          <table:table-cell table:formula="of:=[.G18]+[.H18]/10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formula="of:=DATE(LEFT([.C19];4);MID([.C19];6;2);MID([.C19];9;2))" office:value-type="date" office:date-value="2016-02-16" calcext:value-type="date">
            <text:p>02/16/16</text:p>
          </table:table-cell>
          <table:table-cell table:formula="of:=[.G19]+[.H19]/10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formula="of:=DATE(LEFT([.C20];4);MID([.C20];6;2);MID([.C20];9;2))" office:value-type="date" office:date-value="2016-01-25" calcext:value-type="date">
            <text:p>01/25/16</text:p>
          </table:table-cell>
          <table:table-cell table:formula="of:=[.G20]+[.H20]/10" office:value-type="float" office:value="11.1" calcext:value-type="float">
            <text:p>11.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formula="of:=DATE(LEFT([.C21];4);MID([.C21];6;2);MID([.C21];9;2))" office:value-type="date" office:date-value="2016-01-23" calcext:value-type="date">
            <text:p>01/23/16</text:p>
          </table:table-cell>
          <table:table-cell table:formula="of:=[.G21]+[.H21]/10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formula="of:=DATE(LEFT([.C22];4);MID([.C22];6;2);MID([.C22];9;2))" office:value-type="date" office:date-value="2016-01-13" calcext:value-type="date">
            <text:p>01/13/16</text:p>
          </table:table-cell>
          <table:table-cell table:formula="of:=[.G22]+[.H22]/10"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formula="of:=DATE(LEFT([.C23];4);MID([.C23];6;2);MID([.C23];9;2))" office:value-type="date" office:date-value="2016-01-08" calcext:value-type="date">
            <text:p>01/08/16</text:p>
          </table:table-cell>
          <table:table-cell table:formula="of:=[.G23]+[.H23]/10" office:value-type="float" office:value="10.1" calcext:value-type="float">
            <text:p>10.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formula="of:=DATE(LEFT([.C24];4);MID([.C24];6;2);MID([.C24];9;2))" office:value-type="date" office:date-value="2015-12-23" calcext:value-type="date">
            <text:p>12/23/15</text:p>
          </table:table-cell>
          <table:table-cell table:formula="of:=[.G24]+[.H24]/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formula="of:=DATE(LEFT([.C25];4);MID([.C25];6;2);MID([.C25];9;2))" office:value-type="date" office:date-value="2015-10-30" calcext:value-type="date">
            <text:p>10/30/15</text:p>
          </table:table-cell>
          <table:table-cell table:formula="of:=[.G25]+[.H25]/10" office:value-type="float" office:value="9.1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formula="of:=DATE(LEFT([.C26];4);MID([.C26];6;2);MID([.C26];9;2))" office:value-type="date" office:date-value="2015-10-16" calcext:value-type="date">
            <text:p>10/16/15</text:p>
          </table:table-cell>
          <table:table-cell table:formula="of:=[.G26]+[.H26]/1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formula="of:=DATE(LEFT([.C27];4);MID([.C27];6;2);MID([.C27];9;2))" office:value-type="date" office:date-value="2015-09-19" calcext:value-type="date">
            <text:p>09/19/15</text:p>
          </table:table-cell>
          <table:table-cell table:formula="of:=[.G27]+[.H27]/1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formula="of:=DATE(LEFT([.C28];4);MID([.C28];6;2);MID([.C28];9;2))" office:value-type="date" office:date-value="2015-09-05" calcext:value-type="date">
            <text:p>09/05/15</text:p>
          </table:table-cell>
          <table:table-cell table:formula="of:=[.G28]+[.H28]/10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formula="of:=DATE(LEFT([.C29];4);MID([.C29];6;2);MID([.C29];9;2))" office:value-type="date" office:date-value="2015-08-13" calcext:value-type="date">
            <text:p>08/13/15</text:p>
          </table:table-cell>
          <table:table-cell table:formula="of:=[.G29]+[.H29]/10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formula="of:=DATE(LEFT([.C30];4);MID([.C30];6;2);MID([.C30];9;2))" office:value-type="date" office:date-value="2015-07-30" calcext:value-type="date">
            <text:p>07/30/15</text:p>
          </table:table-cell>
          <table:table-cell table:formula="of:=[.G30]+[.H30]/10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formula="of:=DATE(LEFT([.C31];4);MID([.C31];6;2);MID([.C31];9;2))" office:value-type="date" office:date-value="2015-06-24" calcext:value-type="date">
            <text:p>06/24/15</text:p>
          </table:table-cell>
          <table:table-cell table:formula="of:=[.G31]+[.H31]/10"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formula="of:=DATE(LEFT([.C32];4);MID([.C32];6;2);MID([.C32];9;2))" office:value-type="date" office:date-value="2015-06-07" calcext:value-type="date">
            <text:p>06/07/15</text:p>
          </table:table-cell>
          <table:table-cell table:formula="of:=[.G32]+[.H32]/10" office:value-type="float" office:value="7.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1:02:07.588598291</dc:date>
    <meta:editing-duration>PT24M8S</meta:editing-duration>
    <meta:editing-cycles>3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7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style-name="ch1">
        <chart:title svg:x="8.959cm" svg:y="0.408cm" chart:style-name="ch2">
          <text:p>Crystal-lang Releases</text:p>
        </chart:title>
        <chart:legend chart:legend-position="end" svg:x="19.253cm" svg:y="6.514cm" style:legend-expansion="high" chart:style-name="ch3"/>
        <chart:plot-area chart:style-name="ch4" table:cell-range-address="Sheet1.I2:Sheet1.J32" chart:data-source-has-labels="both" svg:x="1.46cm" svg:y="1.485cm" svg:width="17.344cm" svg:height="10.889cm">
          <chartooo:coordinate-region svg:x="2.539cm" svg:y="1.485cm" svg:width="16.265cm" svg:height="9.224cm"/>
          <chart:axis chart:dimension="x" chart:name="primary-x" chart:style-name="ch5" chartooo:axis-type="auto">
            <chart:title svg:x="9.228cm" svg:y="12.646cm" chart:style-name="ch6">
              <text:p>Minor.Patch</text:p>
            </chart:title>
            <chart:categories table:cell-range-address="Sheet1.I3:Sheet1.I32"/>
            <chart:grid chart:style-name="ch7" chart:class="major"/>
          </chart:axis>
          <chart:axis chart:dimension="y" chart:name="primary-y" chart:style-name="ch8">
            <chart:title svg:x="0.451cm" svg:y="7.33cm" chart:style-name="ch9">
              <text:p>Date</text:p>
            </chart:title>
            <chart:grid chart:style-name="ch7" chart:class="major"/>
          </chart:axis>
          <chart:series chart:style-name="ch10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or_patch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18.7">
                <text:p>18.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